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marker-start="Square" draw:marker-start-width="0.3cm" draw:marker-end="Arrow" draw:marker-end-width="0.3cm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0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19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0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484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9.24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68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5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4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89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8.63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04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22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369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463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9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cm" fo:min-width="0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6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689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0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34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style:font-size-asian="18pt" style:font-size-complex="18pt"/>
    </style:style>
    <style:style style:name="P4" style:family="paragraph">
      <loext:graphic-properties draw:fill="none" draw:fill-color="#ffffff"/>
      <style:text-properties fo:font-style="normal" fo:font-weight="bold" style:font-style-asian="normal" style:font-weight-asian="bold" style:font-style-complex="normal" style:font-weight-complex="bold"/>
    </style:style>
    <style:style style:name="P5" style:family="paragraph">
      <loext:graphic-properties draw:fill="none" draw:fill-color="#ffffff"/>
      <style:text-properties fo:font-size="10pt" fo:font-style="normal" style:font-size-asian="18pt" style:font-style-asian="normal" style:font-size-complex="18pt" style:font-style-complex="normal"/>
    </style:style>
    <style:style style:name="P6" style:family="paragraph">
      <loext:graphic-properties draw:fill="none" draw:fill-color="#ffffff"/>
      <style:text-properties fo:font-size="22pt" fo:font-style="italic" style:font-size-asian="18pt" style:font-style-asian="italic" style:font-size-complex="18pt" style:font-style-complex="italic"/>
    </style:style>
    <style:style style:name="P7" style:family="paragraph">
      <loext:graphic-properties draw:fill="none" draw:fill-color="#ffffff"/>
      <style:text-properties fo:font-size="12pt" fo:font-style="italic" style:font-size-asian="18pt" style:font-style-asian="italic" style:font-size-complex="18pt" style:font-style-complex="italic"/>
    </style:style>
    <style:style style:name="P8" style:family="paragraph">
      <loext:graphic-properties draw:fill="none" draw:fill-color="#ffffff"/>
      <style:text-properties fo:font-size="10pt" fo:font-style="italic" style:font-size-asian="18pt" style:font-style-asian="italic" style:font-size-complex="18pt" style:font-style-complex="italic"/>
    </style:style>
    <style:style style:name="P9" style:family="paragraph">
      <loext:graphic-properties draw:fill="none" draw:fill-color="#ffffff"/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size="10pt" style:font-size-asian="18pt" style:font-size-complex="18pt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fo:font-size="10pt" fo:font-style="normal" style:font-size-asian="18pt" style:font-style-asian="normal" style:font-size-complex="18pt" style:font-style-complex="normal"/>
    </style:style>
    <style:style style:name="T4" style:family="text">
      <style:text-properties fo:font-size="22pt" fo:font-style="italic" style:font-size-asian="18pt" style:font-style-asian="italic" style:font-size-complex="18pt" style:font-style-complex="italic"/>
    </style:style>
    <style:style style:name="T5" style:family="text">
      <style:text-properties fo:font-size="10pt" fo:font-style="italic" style:font-size-asian="18pt" style:font-style-asian="italic" style:font-size-complex="18pt" style:font-style-complex="italic"/>
    </style:style>
    <style:style style:name="T6" style:family="text">
      <style:text-properties fo:font-size="12pt" fo:font-style="italic" style:font-size-asian="18pt" style:font-style-asian="italic" style:font-size-complex="18pt" style:font-style-complex="italic"/>
    </style:style>
    <style:style style:name="T7" style:family="text">
      <style:text-properties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28cm" svg:y1="4.5cm" svg:x2="6.55cm" svg:y2="4.5cm">
          <text:p/>
        </draw:line>
        <draw:line draw:style-name="gr1" draw:text-style-name="P1" draw:layer="layout" svg:x1="6.423cm" svg:y1="4.5cm" svg:x2="6.423cm" svg:y2="5.77cm">
          <text:p/>
        </draw:line>
        <draw:line draw:style-name="gr1" draw:text-style-name="P1" draw:layer="layout" svg:x1="6.423cm" svg:y1="5.77cm" svg:x2="7.82cm" svg:y2="5.77cm">
          <text:p/>
        </draw:line>
        <draw:line draw:style-name="gr1" draw:text-style-name="P1" draw:layer="layout" svg:x1="7.82cm" svg:y1="5.77cm" svg:x2="7.82cm" svg:y2="4.5cm">
          <text:p/>
        </draw:line>
        <draw:line draw:style-name="gr2" draw:text-style-name="P2" draw:layer="layout" svg:x1="5.28cm" svg:y1="5.87cm" svg:x2="5.28cm" svg:y2="4.6cm">
          <text:p/>
        </draw:line>
        <draw:line draw:style-name="gr3" draw:text-style-name="P1" draw:layer="layout" svg:x1="5.153cm" svg:y1="4.473cm" svg:x2="5.534cm" svg:y2="4.727cm">
          <text:p/>
        </draw:line>
        <draw:line draw:style-name="gr3" draw:text-style-name="P1" draw:layer="layout" svg:x1="6.296cm" svg:y1="5.897cm" svg:x2="6.677cm" svg:y2="5.516cm">
          <text:p/>
        </draw:line>
        <draw:line draw:style-name="gr3" draw:text-style-name="P1" draw:layer="layout" svg:x1="7.566cm" svg:y1="4.373cm" svg:x2="8.074cm" svg:y2="4.627cm">
          <text:p/>
        </draw:line>
        <draw:frame draw:style-name="gr4" draw:text-style-name="P3" draw:layer="layout" svg:width="1.709cm" svg:height="0.645cm" svg:x="4.744cm" svg:y="5.846cm">
          <draw:text-box>
            <text:p><text:span text:style-name="T1">1: d1 n*</text:span></text:p>
          </draw:text-box>
        </draw:frame>
        <draw:frame draw:style-name="gr5" draw:text-style-name="P3" draw:layer="layout" svg:width="1.692cm" svg:height="0.645cm" svg:x="5.144cm" svg:y="3.772cm">
          <draw:text-box>
            <text:p><text:span text:style-name="T1">2: e1 s*</text:span></text:p>
          </draw:text-box>
        </draw:frame>
        <draw:frame draw:style-name="gr4" draw:text-style-name="P3" draw:layer="layout" svg:width="1.709cm" svg:height="0.645cm" svg:x="6.444cm" svg:y="5.846cm">
          <draw:text-box>
            <text:p><text:span text:style-name="T1">3: e1 n*</text:span></text:p>
          </draw:text-box>
        </draw:frame>
        <draw:line draw:style-name="gr1" draw:text-style-name="P1" draw:layer="layout" svg:x1="8.981cm" svg:y1="4.5cm" svg:x2="10.251cm" svg:y2="4.5cm">
          <text:p/>
        </draw:line>
        <draw:line draw:style-name="gr1" draw:text-style-name="P1" draw:layer="layout" svg:x1="10.124cm" svg:y1="4.5cm" svg:x2="10.124cm" svg:y2="5.77cm">
          <text:p/>
        </draw:line>
        <draw:line draw:style-name="gr1" draw:text-style-name="P1" draw:layer="layout" svg:x1="10.124cm" svg:y1="5.77cm" svg:x2="11.521cm" svg:y2="5.77cm">
          <text:p/>
        </draw:line>
        <draw:line draw:style-name="gr1" draw:text-style-name="P1" draw:layer="layout" svg:x1="11.521cm" svg:y1="5.77cm" svg:x2="11.521cm" svg:y2="4.5cm">
          <text:p/>
        </draw:line>
        <draw:line draw:style-name="gr2" draw:text-style-name="P2" draw:layer="layout" svg:x1="8.981cm" svg:y1="5.77cm" svg:x2="8.981cm" svg:y2="4.5cm">
          <text:p/>
        </draw:line>
        <draw:line draw:style-name="gr3" draw:text-style-name="P1" draw:layer="layout" svg:x1="8.854cm" svg:y1="4.373cm" svg:x2="9.235cm" svg:y2="4.627cm">
          <text:p/>
        </draw:line>
        <draw:line draw:style-name="gr3" draw:text-style-name="P1" draw:layer="layout" svg:x1="9.997cm" svg:y1="5.897cm" svg:x2="10.378cm" svg:y2="5.516cm">
          <text:p/>
        </draw:line>
        <draw:line draw:style-name="gr3" draw:text-style-name="P1" draw:layer="layout" svg:x1="11.267cm" svg:y1="4.373cm" svg:x2="11.775cm" svg:y2="4.627cm">
          <text:p/>
        </draw:line>
        <draw:frame draw:style-name="gr6" draw:text-style-name="P3" draw:layer="layout" svg:width="2.001cm" svg:height="0.645cm" svg:x="8.345cm" svg:y="5.846cm">
          <draw:text-box>
            <text:p><text:span text:style-name="T1">1/5: d1 n*</text:span></text:p>
          </draw:text-box>
        </draw:frame>
        <draw:frame draw:style-name="gr7" draw:text-style-name="P3" draw:layer="layout" svg:width="1.984cm" svg:height="0.645cm" svg:x="8.645cm" svg:y="3.772cm">
          <draw:text-box>
            <text:p><text:span text:style-name="T1">2/6: e1 s*</text:span></text:p>
          </draw:text-box>
        </draw:frame>
        <draw:frame draw:style-name="gr6" draw:text-style-name="P3" draw:layer="layout" svg:width="2.001cm" svg:height="0.645cm" svg:x="10.245cm" svg:y="5.846cm">
          <draw:text-box>
            <text:p><text:span text:style-name="T1">3/7: e1 n*</text:span></text:p>
          </draw:text-box>
        </draw:frame>
        <draw:frame draw:style-name="gr8" draw:text-style-name="P4" draw:layer="layout" svg:width="3.258cm" svg:height="0.962cm" svg:x="1.035cm" svg:y="4.285cm">
          <draw:text-box>
            <text:p><text:span text:style-name="T2">odd level</text:span></text:p>
          </draw:text-box>
        </draw:frame>
        <draw:line draw:style-name="gr1" draw:text-style-name="P1" draw:layer="layout" svg:x1="11.564cm" svg:y1="4.5cm" svg:x2="12.78cm" svg:y2="4.5cm">
          <text:p/>
        </draw:line>
        <draw:line draw:style-name="gr1" draw:text-style-name="P1" draw:layer="layout" svg:x1="12.78cm" svg:y1="4.5cm" svg:x2="12.78cm" svg:y2="5.77cm">
          <text:p/>
        </draw:line>
        <draw:frame draw:style-name="gr9" draw:text-style-name="P3" draw:layer="layout" svg:width="2.073cm" svg:height="0.645cm" svg:x="11.146cm" svg:y="3.772cm">
          <draw:text-box>
            <text:p><text:span text:style-name="T1">4/8: e1 s*</text:span></text:p>
          </draw:text-box>
        </draw:frame>
        <draw:line draw:style-name="gr3" draw:text-style-name="P1" draw:layer="layout" svg:x1="13.034cm" svg:y1="5.643cm" svg:x2="12.653cm" svg:y2="5.897cm">
          <text:p/>
        </draw:line>
        <draw:frame draw:style-name="gr9" draw:text-style-name="P5" draw:layer="layout" svg:width="2.116cm" svg:height="0.645cm" svg:x="1.635cm" svg:y="5.846cm">
          <draw:text-box>
            <text:p><text:span text:style-name="T3">odd runs</text:span></text:p>
          </draw:text-box>
        </draw:frame>
        <draw:frame draw:style-name="gr10" draw:text-style-name="P6" draw:layer="layout" svg:width="9.743cm" svg:height="1.119cm" svg:x="6.117cm" svg:y="2.36cm">
          <draw:text-box>
            <text:p><text:span text:style-name="T4">north-south distance larger</text:span></text:p>
          </draw:text-box>
        </draw:frame>
        <draw:line draw:style-name="gr2" draw:text-style-name="P2" draw:layer="layout" svg:x1="7.78cm" svg:y1="8.2cm" svg:x2="7.79cm" svg:y2="9.56cm">
          <text:p/>
        </draw:line>
        <draw:line draw:style-name="gr1" draw:text-style-name="P1" draw:layer="layout" svg:x1="7.79cm" svg:y1="9.56cm" svg:x2="6.393cm" svg:y2="9.563cm">
          <text:p/>
        </draw:line>
        <draw:line draw:style-name="gr1" draw:text-style-name="P1" draw:layer="layout" svg:x1="6.423cm" svg:y1="9.47cm" svg:x2="6.423cm" svg:y2="8.2cm">
          <text:p/>
        </draw:line>
        <draw:line draw:style-name="gr1" draw:text-style-name="P1" draw:layer="layout" svg:x1="6.391cm" svg:y1="8.262cm" svg:x2="4.994cm" svg:y2="8.265cm">
          <text:p/>
        </draw:line>
        <draw:line draw:style-name="gr1" draw:text-style-name="P1" draw:layer="layout" svg:x1="5.023cm" svg:y1="8.3cm" svg:x2="5.023cm" svg:y2="9.57cm">
          <text:p/>
        </draw:line>
        <draw:frame draw:style-name="gr5" draw:text-style-name="P3" draw:layer="layout" svg:width="1.692cm" svg:height="0.645cm" svg:x="6.545cm" svg:y="7.472cm">
          <draw:text-box>
            <text:p><text:span text:style-name="T1">4: d1 s*</text:span></text:p>
          </draw:text-box>
        </draw:frame>
        <draw:frame draw:style-name="gr11" draw:text-style-name="P3" draw:layer="layout" svg:width="1.768cm" svg:height="0.645cm" svg:x="6.245cm" svg:y="9.581cm">
          <draw:text-box>
            <text:p><text:span text:style-name="T1">5: w1 n*</text:span></text:p>
          </draw:text-box>
        </draw:frame>
        <draw:line draw:style-name="gr3" draw:text-style-name="P1" draw:layer="layout" svg:x1="7.563cm" svg:y1="9.433cm" svg:x2="7.944cm" svg:y2="9.687cm">
          <text:p/>
        </draw:line>
        <draw:line draw:style-name="gr3" draw:text-style-name="P1" draw:layer="layout" svg:x1="6.266cm" svg:y1="8.417cm" svg:x2="6.52cm" svg:y2="8.163cm">
          <text:p/>
        </draw:line>
        <draw:line draw:style-name="gr3" draw:text-style-name="P1" draw:layer="layout" svg:x1="4.869cm" svg:y1="9.687cm" svg:x2="5.25cm" svg:y2="9.433cm">
          <text:p/>
        </draw:line>
        <draw:frame draw:style-name="gr12" draw:text-style-name="P4" draw:layer="layout" svg:width="3.533cm" svg:height="0.962cm" svg:x="1.035cm" svg:y="7.885cm">
          <draw:text-box>
            <text:p><text:span text:style-name="T2">even level</text:span></text:p>
          </draw:text-box>
        </draw:frame>
        <draw:frame draw:style-name="gr13" draw:text-style-name="P3" draw:layer="layout" svg:width="1.751cm" svg:height="0.645cm" svg:x="4.864cm" svg:y="7.472cm">
          <draw:text-box>
            <text:p><text:span text:style-name="T1">6: w1 s*</text:span></text:p>
          </draw:text-box>
        </draw:frame>
        <draw:line draw:style-name="gr2" draw:text-style-name="P2" draw:layer="layout" svg:x1="12.88cm" svg:y1="9.65cm" svg:x2="12.89cm" svg:y2="8.29cm">
          <text:p/>
        </draw:line>
        <draw:line draw:style-name="gr1" draw:text-style-name="P1" draw:layer="layout" svg:x1="12.89cm" svg:y1="8.29cm" svg:x2="11.493cm" svg:y2="8.287cm">
          <text:p/>
        </draw:line>
        <draw:line draw:style-name="gr1" draw:text-style-name="P1" draw:layer="layout" svg:x1="11.523cm" svg:y1="8.38cm" svg:x2="11.523cm" svg:y2="9.65cm">
          <text:p/>
        </draw:line>
        <draw:line draw:style-name="gr1" draw:text-style-name="P1" draw:layer="layout" svg:x1="11.491cm" svg:y1="9.588cm" svg:x2="10.094cm" svg:y2="9.585cm">
          <text:p/>
        </draw:line>
        <draw:line draw:style-name="gr1" draw:text-style-name="P1" draw:layer="layout" svg:x1="10.123cm" svg:y1="9.55cm" svg:x2="10.123cm" svg:y2="8.28cm">
          <text:p/>
        </draw:line>
        <draw:frame draw:style-name="gr6" draw:text-style-name="P3" draw:layer="layout" svg:width="2.001cm" svg:height="0.645cm" svg:x="11.727cm" svg:y="9.581cm">
          <draw:text-box>
            <text:p><text:span text:style-name="T1">1/5: d1 n*</text:span></text:p>
          </draw:text-box>
        </draw:frame>
        <draw:frame draw:style-name="gr14" draw:text-style-name="P3" draw:layer="layout" svg:width="2.043cm" svg:height="0.645cm" svg:x="11.394cm" svg:y="7.472cm">
          <draw:text-box>
            <text:p><text:span text:style-name="T1">2/6: w1 s*</text:span></text:p>
          </draw:text-box>
        </draw:frame>
        <draw:line draw:style-name="gr3" draw:text-style-name="P1" draw:layer="layout" svg:x1="12.663cm" svg:y1="8.417cm" svg:x2="13.044cm" svg:y2="8.163cm">
          <text:p/>
        </draw:line>
        <draw:line draw:style-name="gr3" draw:text-style-name="P1" draw:layer="layout" svg:x1="11.366cm" svg:y1="9.433cm" svg:x2="11.62cm" svg:y2="9.687cm">
          <text:p/>
        </draw:line>
        <draw:line draw:style-name="gr3" draw:text-style-name="P1" draw:layer="layout" svg:x1="9.969cm" svg:y1="8.163cm" svg:x2="10.35cm" svg:y2="8.417cm">
          <text:p/>
        </draw:line>
        <draw:frame draw:style-name="gr15" draw:text-style-name="P3" draw:layer="layout" svg:width="2.06cm" svg:height="0.645cm" svg:x="10.003cm" svg:y="9.581cm">
          <draw:text-box>
            <text:p><text:span text:style-name="T1">3/7: w1 n*</text:span></text:p>
          </draw:text-box>
        </draw:frame>
        <draw:line draw:style-name="gr1" draw:text-style-name="P1" draw:layer="layout" svg:x1="10.113cm" svg:y1="8.29cm" svg:x2="8.754cm" svg:y2="8.29cm">
          <text:p/>
        </draw:line>
        <draw:line draw:style-name="gr1" draw:text-style-name="P1" draw:layer="layout" svg:x1="8.797cm" svg:y1="8.29cm" svg:x2="8.797cm" svg:y2="9.56cm">
          <text:p/>
        </draw:line>
        <draw:line draw:style-name="gr3" draw:text-style-name="P1" draw:layer="layout" svg:x1="9.008cm" svg:y1="9.433cm" svg:x2="8.627cm" svg:y2="9.687cm">
          <text:p/>
        </draw:line>
        <draw:frame draw:style-name="gr14" draw:text-style-name="P3" draw:layer="layout" svg:width="2.043cm" svg:height="0.645cm" svg:x="8.635cm" svg:y="7.472cm">
          <draw:text-box>
            <text:p><text:span text:style-name="T1">4/8: w1 s*</text:span></text:p>
          </draw:text-box>
        </draw:frame>
        <draw:frame draw:style-name="gr16" draw:text-style-name="P7" draw:layer="layout" svg:width="3.858cm" svg:height="1.039cm" svg:x="0.952cm" svg:y="4.962cm">
          <draw:text-box>
            <text:p><text:span text:style-name="T5">odd run: u1/d1/e1 n*</text:span></text:p>
            <text:p><text:span text:style-name="T5"><text:s text:c="4"/></text:span><text:span text:style-name="T5">even run: e1 s* </text:span></text:p>
          </draw:text-box>
        </draw:frame>
        <draw:frame draw:style-name="gr16" draw:text-style-name="P7" draw:layer="layout" svg:width="4.35cm" svg:height="1.039cm" svg:x="0.968cm" svg:y="8.562cm">
          <draw:text-box>
            <text:p><text:span text:style-name="T5">odd run: u1/d1/w1 n*</text:span></text:p>
            <text:p><text:span text:style-name="T5">even run: u1/d1/w1 s*</text:span></text:p>
          </draw:text-box>
        </draw:frame>
        <draw:frame draw:style-name="gr17" draw:text-style-name="P6" draw:layer="layout" svg:width="9.138cm" svg:height="1.119cm" svg:x="6.419cm" svg:y="10.676cm">
          <draw:text-box>
            <text:p><text:span text:style-name="T4">east-west distance larger</text:span></text:p>
          </draw:text-box>
        </draw:frame>
        <draw:g>
          <draw:line draw:style-name="gr2" draw:text-style-name="P2" draw:layer="layout" svg:x1="6.45cm" svg:y1="12.47cm" svg:x2="7.847cm" svg:y2="12.47cm">
            <text:p/>
          </draw:line>
          <draw:line draw:style-name="gr1" draw:text-style-name="P1" draw:layer="layout" svg:x1="7.797cm" svg:y1="12.49cm" svg:x2="7.797cm" svg:y2="13.76cm">
            <text:p/>
          </draw:line>
          <draw:line draw:style-name="gr1" draw:text-style-name="P1" draw:layer="layout" svg:x1="7.791cm" svg:y1="13.762cm" svg:x2="6.394cm" svg:y2="13.765cm">
            <text:p/>
          </draw:line>
          <draw:line draw:style-name="gr1" draw:text-style-name="P1" draw:layer="layout" svg:x1="6.423cm" svg:y1="13.8cm" svg:x2="6.423cm" svg:y2="15.07cm">
            <text:p/>
          </draw:line>
          <draw:line draw:style-name="gr1" draw:text-style-name="P1" draw:layer="layout" svg:x1="6.523cm" svg:y1="14.97cm" svg:x2="7.92cm" svg:y2="14.97cm">
            <text:p/>
          </draw:line>
          <draw:line draw:style-name="gr3" draw:text-style-name="P1" draw:layer="layout" svg:x1="7.974cm" svg:y1="12.343cm" svg:x2="7.593cm" svg:y2="12.724cm">
            <text:p/>
          </draw:line>
          <draw:line draw:style-name="gr3" draw:text-style-name="P1" draw:layer="layout" svg:x1="6.196cm" svg:y1="13.613cm" svg:x2="6.704cm" svg:y2="13.994cm">
            <text:p/>
          </draw:line>
          <draw:line draw:style-name="gr3" draw:text-style-name="P1" draw:layer="layout" svg:x1="7.974cm" svg:y1="14.756cm" svg:x2="7.72cm" svg:y2="15.264cm">
            <text:p/>
          </draw:line>
        </draw:g>
        <draw:g>
          <draw:line draw:style-name="gr2" draw:text-style-name="P2" draw:layer="layout" svg:x1="7.957cm" svg:y1="22.01cm" svg:x2="6.433cm" svg:y2="22.01cm">
            <text:p/>
          </draw:line>
          <draw:line draw:style-name="gr1" draw:text-style-name="P1" draw:layer="layout" svg:x1="6.523cm" svg:y1="21.951cm" svg:x2="6.523cm" svg:y2="20.681cm">
            <text:p/>
          </draw:line>
          <draw:line draw:style-name="gr1" draw:text-style-name="P1" draw:layer="layout" svg:x1="6.523cm" svg:y1="20.67cm" svg:x2="7.92cm" svg:y2="20.67cm">
            <text:p/>
          </draw:line>
          <draw:line draw:style-name="gr1" draw:text-style-name="P1" draw:layer="layout" svg:x1="7.823cm" svg:y1="20.651cm" svg:x2="7.823cm" svg:y2="19.381cm">
            <text:p/>
          </draw:line>
          <draw:line draw:style-name="gr1" draw:text-style-name="P1" draw:layer="layout" svg:x1="7.756cm" svg:y1="19.516cm" svg:x2="6.359cm" svg:y2="19.519cm">
            <text:p/>
          </draw:line>
        </draw:g>
        <draw:g>
          <draw:line draw:style-name="gr2" draw:text-style-name="P2" draw:layer="layout" svg:x1="10.466cm" svg:y1="12.404cm" svg:x2="12.047cm" svg:y2="12.36cm">
            <text:p/>
          </draw:line>
          <draw:line draw:style-name="gr1" draw:text-style-name="P1" draw:layer="layout" svg:x1="11.997cm" svg:y1="12.48cm" svg:x2="11.997cm" svg:y2="13.75cm">
            <text:p/>
          </draw:line>
          <draw:line draw:style-name="gr1" draw:text-style-name="P1" draw:layer="layout" svg:x1="11.991cm" svg:y1="13.752cm" svg:x2="10.594cm" svg:y2="13.755cm">
            <text:p/>
          </draw:line>
          <draw:line draw:style-name="gr1" draw:text-style-name="P1" draw:layer="layout" svg:x1="10.623cm" svg:y1="13.79cm" svg:x2="10.623cm" svg:y2="15.06cm">
            <text:p/>
          </draw:line>
          <draw:line draw:style-name="gr1" draw:text-style-name="P1" draw:layer="layout" svg:x1="10.643cm" svg:y1="15.01cm" svg:x2="12.12cm" svg:y2="14.96cm">
            <text:p/>
          </draw:line>
          <draw:line draw:style-name="gr3" draw:text-style-name="P1" draw:layer="layout" svg:x1="12.174cm" svg:y1="12.233cm" svg:x2="11.793cm" svg:y2="12.614cm">
            <text:p/>
          </draw:line>
          <draw:line draw:style-name="gr3" draw:text-style-name="P1" draw:layer="layout" svg:x1="10.396cm" svg:y1="13.603cm" svg:x2="10.904cm" svg:y2="13.984cm">
            <text:p/>
          </draw:line>
          <draw:line draw:style-name="gr3" draw:text-style-name="P1" draw:layer="layout" svg:x1="12.174cm" svg:y1="14.746cm" svg:x2="11.92cm" svg:y2="15.254cm">
            <text:p/>
          </draw:line>
          <draw:line draw:style-name="gr1" draw:text-style-name="P1" draw:layer="layout" svg:x1="12.097cm" svg:y1="14.98cm" svg:x2="12.097cm" svg:y2="16.25cm">
            <text:p/>
          </draw:line>
          <draw:line draw:style-name="gr1" draw:text-style-name="P1" draw:layer="layout" svg:x1="12.092cm" svg:y1="16.254cm" svg:x2="10.695cm" svg:y2="16.257cm">
            <text:p/>
          </draw:line>
          <draw:line draw:style-name="gr3" draw:text-style-name="P1" draw:layer="layout" svg:x1="10.496cm" svg:y1="16.104cm" svg:x2="11.004cm" svg:y2="16.485cm">
            <text:p/>
          </draw:line>
        </draw:g>
        <draw:g>
          <draw:line draw:style-name="gr2" draw:text-style-name="P2" draw:layer="layout" svg:x1="10.292cm" svg:y1="21.953cm" svg:x2="11.816cm" svg:y2="21.953cm">
            <text:p/>
          </draw:line>
          <draw:line draw:style-name="gr1" draw:text-style-name="P1" draw:layer="layout" svg:x1="11.726cm" svg:y1="21.894cm" svg:x2="11.726cm" svg:y2="20.624cm">
            <text:p/>
          </draw:line>
          <draw:line draw:style-name="gr1" draw:text-style-name="P1" draw:layer="layout" svg:x1="11.726cm" svg:y1="20.613cm" svg:x2="10.329cm" svg:y2="20.613cm">
            <text:p/>
          </draw:line>
          <draw:line draw:style-name="gr1" draw:text-style-name="P1" draw:layer="layout" svg:x1="10.426cm" svg:y1="20.594cm" svg:x2="10.426cm" svg:y2="19.324cm">
            <text:p/>
          </draw:line>
          <draw:line draw:style-name="gr1" draw:text-style-name="P1" draw:layer="layout" svg:x1="10.457cm" svg:y1="19.407cm" svg:x2="11.854cm" svg:y2="19.41cm">
            <text:p/>
          </draw:line>
          <draw:line draw:style-name="gr1" draw:text-style-name="P1" draw:layer="layout" svg:x1="11.726cm" svg:y1="19.395cm" svg:x2="11.726cm" svg:y2="18.125cm">
            <text:p/>
          </draw:line>
          <draw:line draw:style-name="gr1" draw:text-style-name="P1" draw:layer="layout" svg:x1="11.693cm" svg:y1="18.156cm" svg:x2="10.296cm" svg:y2="18.159cm">
            <text:p/>
          </draw:line>
        </draw:g>
        <draw:frame draw:style-name="gr18" draw:text-style-name="P4" draw:layer="layout" svg:width="3.258cm" svg:height="1cm" svg:x="16.935cm" svg:y="18.998cm">
          <draw:text-box>
            <text:p><text:span text:style-name="T2">odd level</text:span></text:p>
          </draw:text-box>
        </draw:frame>
        <draw:frame draw:style-name="gr12" draw:text-style-name="P4" draw:layer="layout" svg:width="3.533cm" svg:height="0.962cm" svg:x="16.035cm" svg:y="11.836cm">
          <draw:text-box>
            <text:p><text:span text:style-name="T2">even level</text:span></text:p>
          </draw:text-box>
        </draw:frame>
        <draw:frame draw:style-name="gr19" draw:text-style-name="P7" draw:layer="layout" svg:width="4.601cm" svg:height="1.208cm" svg:x="24.495cm" svg:y="24.749cm">
          <draw:text-box>
            <text:p><text:span text:style-name="T6">odd run: u1/d1/e1 n*</text:span></text:p>
            <text:p><text:span text:style-name="T6"><text:s text:c="4"/></text:span><text:span text:style-name="T6">even run: e1 s* </text:span></text:p>
          </draw:text-box>
        </draw:frame>
        <draw:frame draw:style-name="gr20" draw:text-style-name="P7" draw:layer="layout" svg:width="5.012cm" svg:height="1.673cm" svg:x="23.293cm" svg:y="21.193cm">
          <draw:text-box>
            <text:p><text:span text:style-name="T6">odd run: u1/d1/w1 n*</text:span></text:p>
            <text:p><text:span text:style-name="T6"><text:s/></text:span><text:span text:style-name="T6">even run: w1 s* </text:span></text:p>
          </draw:text-box>
        </draw:frame>
        <draw:frame draw:style-name="gr12" draw:text-style-name="P4" draw:layer="layout" svg:width="3.533cm" svg:height="0.962cm" svg:x="16.935cm" svg:y="4.285cm">
          <draw:text-box>
            <text:p><text:span text:style-name="T2">even level</text:span></text:p>
          </draw:text-box>
        </draw:frame>
        <draw:frame draw:style-name="gr16" draw:text-style-name="P7" draw:layer="layout" svg:width="3.937cm" svg:height="1.039cm" svg:x="16.732cm" svg:y="4.962cm">
          <draw:text-box>
            <text:p><text:span text:style-name="T5">odd run: u1/d1/e1 n*</text:span></text:p>
            <text:p><text:span text:style-name="T5">even run: u1/d1/e1 s* </text:span></text:p>
          </draw:text-box>
        </draw:frame>
        <draw:frame draw:style-name="gr8" draw:text-style-name="P4" draw:layer="layout" svg:width="3.258cm" svg:height="0.962cm" svg:x="17.236cm" svg:y="7.885cm">
          <draw:text-box>
            <text:p><text:span text:style-name="T2">odd level</text:span></text:p>
          </draw:text-box>
        </draw:frame>
        <draw:frame draw:style-name="gr16" draw:text-style-name="P7" draw:layer="layout" svg:width="3.824cm" svg:height="1.039cm" svg:x="16.953cm" svg:y="8.562cm">
          <draw:text-box>
            <text:p><text:span text:style-name="T5">odd run: u1/d1/w1 n*</text:span></text:p>
            <text:p><text:span text:style-name="T5"><text:s text:c="4"/></text:span><text:span text:style-name="T5">even run: w1 s* </text:span></text:p>
          </draw:text-box>
        </draw:frame>
        <draw:frame draw:style-name="gr21" draw:text-style-name="P8" draw:layer="layout" svg:width="3.546cm" svg:height="0.645cm" svg:x="13.529cm" svg:y="6.692cm">
          <draw:text-box>
            <text:p><text:span text:style-name="T5">odd number of runs</text:span></text:p>
          </draw:text-box>
        </draw:frame>
        <draw:frame draw:style-name="gr22" draw:text-style-name="P8" draw:layer="layout" svg:width="3.724cm" svg:height="0.645cm" svg:x="9.02cm" svg:y="6.692cm">
          <draw:text-box>
            <text:p><text:span text:style-name="T5">even number of runs</text:span></text:p>
          </draw:text-box>
        </draw:frame>
        <draw:frame draw:style-name="gr23" draw:text-style-name="P9" draw:layer="layout" svg:width="1.869cm" svg:height="0.725cm" svg:x="1.789cm" svg:y="6.652cm">
          <draw:text-box>
            <text:p><text:span text:style-name="T7">to east</text:span></text:p>
          </draw:text-box>
        </draw:frame>
        <draw:frame draw:style-name="gr24" draw:text-style-name="P9" draw:layer="layout" svg:width="1.963cm" svg:height="0.725cm" svg:x="17.637cm" svg:y="6.652cm">
          <draw:text-box>
            <text:p><text:span text:style-name="T7">to west</text:span></text:p>
          </draw:text-box>
        </draw:frame>
        <draw:frame draw:style-name="gr25" draw:text-style-name="P9" draw:layer="layout" svg:width="2.098cm" svg:height="0.725cm" svg:x="16.908cm" svg:y="16.199cm">
          <draw:text-box>
            <text:p><text:span text:style-name="T7">to north</text:span></text:p>
          </draw:text-box>
        </draw:frame>
        <draw:frame draw:style-name="gr12" draw:text-style-name="P4" draw:layer="layout" svg:width="3.533cm" svg:height="0.962cm" svg:x="1.635cm" svg:y="20.137cm">
          <draw:text-box>
            <text:p><text:span text:style-name="T2">even level</text:span></text:p>
          </draw:text-box>
        </draw:frame>
        <draw:frame draw:style-name="gr26" draw:text-style-name="P7" draw:layer="layout" svg:width="5.012cm" svg:height="1.24cm" svg:x="1.468cm" svg:y="21.046cm">
          <draw:text-box>
            <text:p><text:span text:style-name="T6">odd run: u1/d1/w1 n*</text:span></text:p>
            <text:p><text:span text:style-name="T6"><text:s/></text:span><text:span text:style-name="T6">even run: w1 s* </text:span></text:p>
          </draw:text-box>
        </draw:frame>
        <draw:frame draw:style-name="gr27" draw:text-style-name="P9" draw:layer="layout" svg:width="2.17cm" svg:height="0.725cm" svg:x="1.381cm" svg:y="17.039cm">
          <draw:text-box>
            <text:p><text:span text:style-name="T7">to south</text:span></text:p>
          </draw:text-box>
        </draw:frame>
        <draw:frame draw:style-name="gr8" draw:text-style-name="P4" draw:layer="layout" svg:width="3.258cm" svg:height="0.962cm" svg:x="0.936cm" svg:y="12.037cm">
          <draw:text-box>
            <text:p><text:span text:style-name="T2">odd level</text:span></text:p>
          </draw:text-box>
        </draw:frame>
        <draw:frame draw:style-name="gr19" draw:text-style-name="P7" draw:layer="layout" svg:width="4.601cm" svg:height="1.208cm" svg:x="0.653cm" svg:y="12.914cm">
          <draw:text-box>
            <text:p><text:span text:style-name="T6">odd run: u1/d1/e1 n*</text:span></text:p>
            <text:p><text:span text:style-name="T6"><text:s text:c="4"/></text:span><text:span text:style-name="T6">even run: e1 s* </text:span></text:p>
          </draw:text-box>
        </draw:frame>
        <draw:frame draw:style-name="gr28" draw:text-style-name="P7" draw:layer="layout" svg:width="4.189cm" svg:height="0.725cm" svg:x="22.463cm" svg:y="13.229cm">
          <draw:text-box>
            <text:p><text:span text:style-name="T6">odd number of runs</text:span></text:p>
          </draw:text-box>
        </draw:frame>
        <draw:frame draw:style-name="gr29" draw:text-style-name="P7" draw:layer="layout" svg:width="4.401cm" svg:height="0.725cm" svg:x="23.015cm" svg:y="18.653cm">
          <draw:text-box>
            <text:p><text:span text:style-name="T6">even number of runs</text:span></text:p>
          </draw:text-box>
        </draw:frame>
        <draw:frame draw:style-name="gr9" draw:text-style-name="P5" draw:layer="layout" svg:width="2.116cm" svg:height="0.645cm" svg:x="1.508cm" svg:y="7.472cm">
          <draw:text-box>
            <text:p><text:span text:style-name="T3">even runs</text:span></text:p>
          </draw:text-box>
        </draw:frame>
        <draw:frame draw:style-name="gr9" draw:text-style-name="P5" draw:layer="layout" svg:width="2.308cm" svg:height="0.645cm" svg:x="1.623cm" svg:y="3.772cm">
          <draw:text-box>
            <text:p><text:span text:style-name="T3">even runs</text:span></text:p>
          </draw:text-box>
        </draw:frame>
        <draw:g>
          <draw:line draw:style-name="gr1" draw:text-style-name="P1" draw:layer="layout" svg:x1="13.879cm" svg:y1="5.771cm" svg:x2="15.149cm" svg:y2="5.771cm">
            <text:p/>
          </draw:line>
          <draw:line draw:style-name="gr1" draw:text-style-name="P1" draw:layer="layout" svg:x1="15.022cm" svg:y1="5.771cm" svg:x2="15.022cm" svg:y2="4.501cm">
            <text:p/>
          </draw:line>
          <draw:line draw:style-name="gr1" draw:text-style-name="P1" draw:layer="layout" svg:x1="15.022cm" svg:y1="4.501cm" svg:x2="16.419cm" svg:y2="4.501cm">
            <text:p/>
          </draw:line>
          <draw:line draw:style-name="gr1" draw:text-style-name="P1" draw:layer="layout" svg:x1="16.419cm" svg:y1="4.501cm" svg:x2="16.419cm" svg:y2="5.771cm">
            <text:p/>
          </draw:line>
          <draw:line draw:style-name="gr2" draw:text-style-name="P2" draw:layer="layout" svg:x1="13.879cm" svg:y1="4.501cm" svg:x2="13.879cm" svg:y2="5.771cm">
            <text:p/>
          </draw:line>
          <draw:line draw:style-name="gr3" draw:text-style-name="P1" draw:layer="layout" svg:x1="13.752cm" svg:y1="5.898cm" svg:x2="14.133cm" svg:y2="5.644cm">
            <text:p/>
          </draw:line>
          <draw:line draw:style-name="gr3" draw:text-style-name="P1" draw:layer="layout" svg:x1="14.895cm" svg:y1="4.374cm" svg:x2="15.276cm" svg:y2="4.755cm">
            <text:p/>
          </draw:line>
          <draw:line draw:style-name="gr3" draw:text-style-name="P1" draw:layer="layout" svg:x1="16.165cm" svg:y1="5.898cm" svg:x2="16.673cm" svg:y2="5.644cm">
            <text:p/>
          </draw:line>
        </draw:g>
        <draw:frame draw:style-name="gr5" draw:text-style-name="P3" draw:layer="layout" svg:width="1.692cm" svg:height="0.645cm" svg:x="13.134cm" svg:y="3.772cm">
          <draw:text-box>
            <text:p><text:span text:style-name="T1">4: d1 s*</text:span></text:p>
          </draw:text-box>
        </draw:frame>
        <draw:frame draw:style-name="gr4" draw:text-style-name="P3" draw:layer="layout" svg:width="1.709cm" svg:height="0.645cm" svg:x="13.954cm" svg:y="5.846cm">
          <draw:text-box>
            <text:p><text:span text:style-name="T1">5: e1 n*</text:span></text:p>
          </draw:text-box>
        </draw:frame>
        <draw:frame draw:style-name="gr4" draw:text-style-name="P3" draw:layer="layout" svg:width="1.709cm" svg:height="0.645cm" svg:x="14.97cm" svg:y="3.772cm">
          <draw:text-box>
            <text:p><text:span text:style-name="T1">6: e1 n*</text:span></text:p>
          </draw:text-box>
        </draw:frame>
        <draw:frame draw:style-name="gr4" draw:text-style-name="P3" draw:layer="layout" svg:width="1.709cm" svg:height="0.645cm" svg:x="15.928cm" svg:y="9.581cm">
          <draw:text-box>
            <text:p><text:span text:style-name="T1">1: d1 n*</text:span></text:p>
          </draw:text-box>
        </draw:frame>
        <draw:g>
          <draw:line draw:style-name="gr2" draw:text-style-name="P2" draw:layer="layout" svg:x1="16.681cm" svg:y1="9.651cm" svg:x2="16.691cm" svg:y2="8.291cm">
            <text:p/>
          </draw:line>
          <draw:line draw:style-name="gr1" draw:text-style-name="P1" draw:layer="layout" svg:x1="16.691cm" svg:y1="8.291cm" svg:x2="15.294cm" svg:y2="8.288cm">
            <text:p/>
          </draw:line>
          <draw:line draw:style-name="gr1" draw:text-style-name="P1" draw:layer="layout" svg:x1="15.324cm" svg:y1="8.381cm" svg:x2="15.324cm" svg:y2="9.651cm">
            <text:p/>
          </draw:line>
          <draw:line draw:style-name="gr1" draw:text-style-name="P1" draw:layer="layout" svg:x1="15.292cm" svg:y1="9.589cm" svg:x2="13.895cm" svg:y2="9.586cm">
            <text:p/>
          </draw:line>
          <draw:line draw:style-name="gr1" draw:text-style-name="P1" draw:layer="layout" svg:x1="14.024cm" svg:y1="9.551cm" svg:x2="14.024cm" svg:y2="8.281cm">
            <text:p/>
          </draw:line>
          <draw:line draw:style-name="gr3" draw:text-style-name="P1" draw:layer="layout" svg:x1="16.464cm" svg:y1="8.418cm" svg:x2="16.845cm" svg:y2="8.164cm">
            <text:p/>
          </draw:line>
          <draw:line draw:style-name="gr3" draw:text-style-name="P1" draw:layer="layout" svg:x1="15.167cm" svg:y1="9.434cm" svg:x2="15.421cm" svg:y2="9.688cm">
            <text:p/>
          </draw:line>
          <draw:line draw:style-name="gr3" draw:text-style-name="P1" draw:layer="layout" svg:x1="13.77cm" svg:y1="8.164cm" svg:x2="14.151cm" svg:y2="8.418cm">
            <text:p/>
          </draw:line>
        </draw:g>
        <draw:frame draw:style-name="gr11" draw:text-style-name="P3" draw:layer="layout" svg:width="1.768cm" svg:height="0.645cm" svg:x="13.827cm" svg:y="9.581cm">
          <draw:text-box>
            <text:p><text:span text:style-name="T1">3: w1 n*</text:span></text:p>
          </draw:text-box>
        </draw:frame>
        <draw:frame draw:style-name="gr30" draw:text-style-name="P3" draw:layer="layout" svg:width="1.848cm" svg:height="0.645cm" svg:x="15.308cm" svg:y="7.472cm">
          <draw:text-box>
            <text:p><text:span text:style-name="T1">2: w1 s* </text:span></text:p>
          </draw:text-box>
        </draw:frame>
        <draw:frame draw:style-name="gr21" draw:text-style-name="P8" draw:layer="layout" svg:width="3.546cm" svg:height="0.645cm" svg:x="4.388cm" svg:y="6.692cm">
          <draw:text-box>
            <text:p><text:span text:style-name="T5">odd number of runs</text:span></text:p>
          </draw:text-box>
        </draw:frame>
        <draw:frame draw:style-name="gr9" draw:text-style-name="P5" draw:layer="layout" svg:width="2.116cm" svg:height="0.645cm" svg:x="17.235cm" svg:y="5.846cm">
          <draw:text-box>
            <text:p><text:span text:style-name="T3">odd runs</text:span></text:p>
          </draw:text-box>
        </draw:frame>
        <draw:frame draw:style-name="gr9" draw:text-style-name="P5" draw:layer="layout" svg:width="2.116cm" svg:height="0.645cm" svg:x="1.635cm" svg:y="9.581cm">
          <draw:text-box>
            <text:p><text:span text:style-name="T3">odd runs</text:span></text:p>
          </draw:text-box>
        </draw:frame>
        <draw:frame draw:style-name="gr9" draw:text-style-name="P5" draw:layer="layout" svg:width="2.308cm" svg:height="0.645cm" svg:x="17.423cm" svg:y="3.773cm">
          <draw:text-box>
            <text:p><text:span text:style-name="T3">even runs</text:span></text:p>
          </draw:text-box>
        </draw:frame>
        <draw:frame draw:style-name="gr9" draw:text-style-name="P5" draw:layer="layout" svg:width="2.116cm" svg:height="0.645cm" svg:x="17.608cm" svg:y="7.473cm">
          <draw:text-box>
            <text:p><text:span text:style-name="T3">even runs</text:span></text:p>
          </draw:text-box>
        </draw:frame>
        <draw:frame draw:style-name="gr9" draw:text-style-name="P5" draw:layer="layout" svg:width="2.116cm" svg:height="0.645cm" svg:x="17.735cm" svg:y="9.582cm">
          <draw:text-box>
            <text:p><text:span text:style-name="T3">odd runs</text:span></text:p>
          </draw:text-box>
        </draw:frame>
        <draw:g>
          <draw:line draw:style-name="gr2" draw:text-style-name="P2" draw:layer="layout" svg:x1="13.65cm" svg:y1="21.126cm" svg:x2="15.047cm" svg:y2="21.126cm">
            <text:p/>
          </draw:line>
          <draw:line draw:style-name="gr1" draw:text-style-name="P1" draw:layer="layout" svg:x1="14.997cm" svg:y1="21.106cm" svg:x2="14.997cm" svg:y2="19.836cm">
            <text:p/>
          </draw:line>
          <draw:line draw:style-name="gr1" draw:text-style-name="P1" draw:layer="layout" svg:x1="14.991cm" svg:y1="19.834cm" svg:x2="13.594cm" svg:y2="19.831cm">
            <text:p/>
          </draw:line>
          <draw:line draw:style-name="gr1" draw:text-style-name="P1" draw:layer="layout" svg:x1="13.623cm" svg:y1="19.796cm" svg:x2="13.623cm" svg:y2="18.526cm">
            <text:p/>
          </draw:line>
          <draw:line draw:style-name="gr1" draw:text-style-name="P1" draw:layer="layout" svg:x1="13.723cm" svg:y1="18.626cm" svg:x2="15.12cm" svg:y2="18.626cm">
            <text:p/>
          </draw:line>
          <draw:line draw:style-name="gr3" draw:text-style-name="P1" draw:layer="layout" svg:x1="15.174cm" svg:y1="21.253cm" svg:x2="14.793cm" svg:y2="20.872cm">
            <text:p/>
          </draw:line>
          <draw:line draw:style-name="gr3" draw:text-style-name="P1" draw:layer="layout" svg:x1="13.396cm" svg:y1="19.983cm" svg:x2="13.904cm" svg:y2="19.602cm">
            <text:p/>
          </draw:line>
          <draw:line draw:style-name="gr3" draw:text-style-name="P1" draw:layer="layout" svg:x1="15.174cm" svg:y1="18.84cm" svg:x2="14.92cm" svg:y2="18.332cm">
            <text:p/>
          </draw:line>
        </draw:g>
        <draw:g>
          <draw:line draw:style-name="gr2" draw:text-style-name="P2" draw:layer="layout" svg:x1="15.52cm" svg:y1="12.47cm" svg:x2="14.123cm" svg:y2="12.47cm">
            <text:p/>
          </draw:line>
          <draw:line draw:style-name="gr1" draw:text-style-name="P1" draw:layer="layout" svg:x1="14.173cm" svg:y1="12.49cm" svg:x2="14.173cm" svg:y2="13.76cm">
            <text:p/>
          </draw:line>
          <draw:line draw:style-name="gr1" draw:text-style-name="P1" draw:layer="layout" svg:x1="14.179cm" svg:y1="13.762cm" svg:x2="15.576cm" svg:y2="13.765cm">
            <text:p/>
          </draw:line>
          <draw:line draw:style-name="gr1" draw:text-style-name="P1" draw:layer="layout" svg:x1="15.547cm" svg:y1="13.8cm" svg:x2="15.547cm" svg:y2="15.07cm">
            <text:p/>
          </draw:line>
          <draw:line draw:style-name="gr1" draw:text-style-name="P1" draw:layer="layout" svg:x1="15.447cm" svg:y1="14.97cm" svg:x2="14.05cm" svg:y2="14.97cm">
            <text:p/>
          </draw:line>
          <draw:line draw:style-name="gr3" draw:text-style-name="P1" draw:layer="layout" svg:x1="13.996cm" svg:y1="12.343cm" svg:x2="14.377cm" svg:y2="12.724cm">
            <text:p/>
          </draw:line>
          <draw:line draw:style-name="gr3" draw:text-style-name="P1" draw:layer="layout" svg:x1="15.774cm" svg:y1="13.613cm" svg:x2="15.266cm" svg:y2="13.994cm">
            <text:p/>
          </draw:line>
          <draw:line draw:style-name="gr3" draw:text-style-name="P1" draw:layer="layout" svg:x1="13.996cm" svg:y1="14.756cm" svg:x2="14.25cm" svg:y2="15.26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8T18:13:02.763000000</meta:creation-date>
    <meta:generator>LibreOffice/6.0.4.2$Windows_X86_64 LibreOffice_project/9b0d9b32d5dcda91d2f1a96dc04c645c450872bf</meta:generator>
    <dc:date>2019-09-21T13:25:09.428000000</dc:date>
    <meta:editing-duration>P2DT5H1M17S</meta:editing-duration>
    <meta:editing-cycles>12</meta:editing-cycles>
    <meta:document-statistic meta:object-count="164"/>
  </office:meta>
</office:document-meta>
</file>